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LLANEZ CUSI, LEYDI GLADY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10450231229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DREGA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YLLANEZ CUSI LEYDI GLADY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02312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 CRIOLLO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6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15:36:0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